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5ddd" officeooo:paragraph-rsid="000123f3"/>
    </style:style>
    <style:style style:name="P2" style:family="paragraph" style:parent-style-name="Standard">
      <style:text-properties officeooo:rsid="00012c12" officeooo:paragraph-rsid="00012c12"/>
    </style:style>
    <style:style style:name="P3" style:family="paragraph" style:parent-style-name="Standard">
      <style:text-properties officeooo:paragraph-rsid="00012c12"/>
    </style:style>
    <style:style style:name="T1" style:family="text">
      <style:text-properties officeooo:rsid="00005ddd"/>
    </style:style>
    <style:style style:name="T2" style:family="text">
      <style:text-properties officeooo:rsid="000123f3"/>
    </style:style>
    <style:style style:name="T3" style:family="text">
      <style:text-properties officeooo:rsid="00012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challenge is about smart robots in smart homes. <text:span text:style-name="T1">Currently, smart homes are limited to very trivial tasks like switching the lights on and off, opening curtains, setting the heating and turning on the coffee machine. Now, add a robot to this house and the coffee can be brought instead of just heated! </text:span></text:p>
      <text:p text:style-name="P3"/>
      <text:p text:style-name="P3"><text:span text:style-name="T1">The important difference</text:span> is that on the one hand, a robot has the ability to move things from one place to another but only has a limited view of the apartment, while on the other hand, a smart home lacks these transportation skills but can have an overview of the entire house. For example, a<text:span text:style-name="T1"> smart fridge</text:span> knows what's <text:span text:style-name="T1">in stock</text:span>, while a person awareness system keeps track of where the owner of the house is. </text:p>
      <text:p text:style-name="Standard"/>
      <text:p text:style-name="Standard">In our setup, this Kinect serves as our <text:span text:style-name="T1">smart fridge</text:span>. It interfaces with both <text:span text:style-name="T3">the robot and</text:span> our tablet to show what we have in <text:span text:style-name="T3">stock</text:span>. Furthermore, an LRF follows the owner, sending its detections to the central world model that is used by the robot. <text:span text:style-name="T2">Hence, this setup demonstrates how a smart home can extend a smart robot and vice versa.</text:span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P1">This challenge is about smart robots in smart homes. Well, we don't need our robot to switch on the light or a coffee machine. I mean, I can do that with my phone or my tablet as wel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o Lunenburg</meta:initial-creator>
    <meta:creation-date>2014-07-23T15:46:50</meta:creation-date>
    <meta:generator>LibreOffice/4.2.4.2$Linux_x86 LibreOffice_project/420m0$Build-2</meta:generator>
    <dc:date>2014-07-23T16:55:02.348335225</dc:date>
    <meta:editing-duration>PT3M55S</meta:editing-duration>
    <meta:editing-cycles>3</meta:editing-cycles>
    <meta:document-statistic meta:table-count="0" meta:image-count="0" meta:object-count="0" meta:page-count="1" meta:paragraph-count="4" meta:word-count="229" meta:character-count="1239" meta:non-whitespace-character-count="1011"/>
  </office:meta>
</office:document-meta>
</file>